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599d" style:font-name="Lohit Gujarati" fo:font-weight="bold" officeooo:rsid="00038b23" officeooo:paragraph-rsid="00038b23" style:font-weight-asian="bold" style:font-weight-complex="bold"/>
    </style:style>
    <style:style style:name="P2" style:family="paragraph" style:parent-style-name="Standard">
      <style:text-properties fo:color="#00599d" style:font-name="Lohit Gujarati" fo:font-weight="bold" officeooo:rsid="00038b23" officeooo:paragraph-rsid="0003a4c5" style:font-weight-asian="bold" style:font-weight-complex="bold"/>
    </style:style>
    <style:style style:name="P3" style:family="paragraph" style:parent-style-name="Standard">
      <style:text-properties fo:color="#00599d" style:font-name="Lohit Gujarati" fo:font-weight="bold" officeooo:rsid="0003a4c5" officeooo:paragraph-rsid="0003a4c5" style:font-weight-asian="bold" style:font-weight-complex="bold"/>
    </style:style>
    <style:style style:name="P4" style:family="paragraph" style:parent-style-name="Standard">
      <style:text-properties style:font-name="Lohit Gujarati" officeooo:rsid="00038b23" officeooo:paragraph-rsid="00038b23"/>
    </style:style>
    <style:style style:name="P5" style:family="paragraph" style:parent-style-name="Standard">
      <style:text-properties style:font-name="Lohit Gujarati" fo:font-weight="bold" officeooo:rsid="0003a4c5" officeooo:paragraph-rsid="0003a4c5" style:font-weight-asian="bold" style:font-weight-complex="bold"/>
    </style:style>
    <style:style style:name="P6" style:family="paragraph" style:parent-style-name="Standard">
      <style:text-properties style:use-window-font-color="true" style:font-name="Lohit Gujarati" fo:font-weight="normal" officeooo:rsid="0003a4c5" officeooo:paragraph-rsid="0003a4c5" style:font-weight-asian="normal" style:font-weight-complex="normal"/>
    </style:style>
    <style:style style:name="P7" style:family="paragraph" style:parent-style-name="Standard">
      <style:text-properties style:use-window-font-color="true" style:font-name="Lohit Gujarati" fo:font-weight="normal" officeooo:rsid="0003a4c5" officeooo:paragraph-rsid="000678a1" style:font-weight-asian="normal" style:font-weight-complex="normal"/>
    </style:style>
    <style:style style:name="P8" style:family="paragraph" style:parent-style-name="Standard">
      <style:text-properties style:use-window-font-color="true" style:font-name="Lohit Gujarati" fo:font-weight="normal" officeooo:rsid="0005ccaf" officeooo:paragraph-rsid="0005ccaf" style:font-weight-asian="normal" style:font-weight-complex="normal"/>
    </style:style>
    <style:style style:name="P9" style:family="paragraph" style:parent-style-name="Standard">
      <style:text-properties style:use-window-font-color="true" style:font-name="Lohit Gujarati" fo:font-weight="normal" officeooo:rsid="0005ccaf" officeooo:paragraph-rsid="000678a1" style:font-weight-asian="normal" style:font-weight-complex="normal"/>
    </style:style>
    <style:style style:name="P10" style:family="paragraph" style:parent-style-name="Standard">
      <style:text-properties style:use-window-font-color="true" style:font-name="Lohit Gujarati" fo:font-weight="normal" officeooo:rsid="000678a1" officeooo:paragraph-rsid="000678a1" style:font-weight-asian="normal" style:font-weight-complex="normal"/>
    </style:style>
    <style:style style:name="P11" style:family="paragraph" style:parent-style-name="Standard">
      <style:text-properties officeooo:rsid="00038b23"/>
    </style:style>
    <style:style style:name="P12" style:family="paragraph" style:parent-style-name="Standard">
      <style:text-properties style:font-name="Lohit Gujarati" officeooo:rsid="00038b23" officeooo:paragraph-rsid="00038b23"/>
    </style:style>
    <style:style style:name="P13" style:family="paragraph" style:parent-style-name="Standard">
      <style:text-properties style:font-name="Lohit Gujarati" officeooo:rsid="000678a1" officeooo:paragraph-rsid="000678a1"/>
    </style:style>
    <style:style style:name="T1" style:family="text">
      <style:text-properties fo:color="#00599d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3a4c5"/>
    </style:style>
    <style:style style:name="T4" style:family="text">
      <style:text-properties officeooo:rsid="0003a4c5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03a4c5" style:font-weight-asian="normal" style:font-weight-complex="normal"/>
    </style:style>
    <style:style style:name="T7" style:family="text">
      <style:text-properties style:use-window-font-color="true" style:text-position="super 58%" fo:font-weight="normal" style:font-weight-asian="normal" style:font-weight-complex="normal"/>
    </style:style>
    <style:style style:name="T8" style:family="text">
      <style:text-properties style:font-name="Lohit Gujarati"/>
    </style:style>
    <style:style style:name="T9" style:family="text">
      <style:text-properties officeooo:rsid="00043a43"/>
    </style:style>
    <style:style style:name="T10" style:family="text">
      <style:text-properties officeooo:rsid="000678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<text:span text:style-name="T8"/></text:p>
      <text:p text:style-name="P4"/>
      <text:p text:style-name="P4"/>
      <text:h text:style-name="Heading_20_1" text:outline-level="1"><text:span text:style-name="T10">1. </text:span>taks list:</text:h>
      <text:p text:style-name="P4"><text:span text:style-name="T1">1° targets</text:span>: websites that might help us:</text:p>
      <text:p text:style-name="P4">Immoweb.be</text:p>
      <text:p text:style-name="P4">zimmo.be</text:p>
      <text:p text:style-name="P4">immo.vlan.be</text:p>
      <text:p text:style-name="P13">the chosen one is immoweb</text:p>
      <text:p text:style-name="P4"/>
      <text:p text:style-name="P5">in parallel (2 and 3) <text:span text:style-name="T9">and 5</text:span></text:p>
      <text:p text:style-name="P1">2<text:span text:style-name="T4">nd</text:span> find out IDs of variables</text:p>
      <text:p text:style-name="P1"><text:tab/>e.g. locality, type of housing, price</text:p>
      <text:p text:style-name="P1">3<text:span text:style-name="T2">rd</text:span> to prepare algorithm or script for scraping</text:p>
      <text:p text:style-name="P1"/>
      <text:p text:style-name="P2">4<text:span text:style-name="T2">th</text:span> <text:span text:style-name="T4">merging 2 and 3 </text:span><text:span text:style-name="T6">and try to make it work</text:span></text:p>
      <text:p text:style-name="P2"><text:span text:style-name="T4">5</text:span><text:span text:style-name="T3">th</text:span><text:span text:style-name="T4"> making a dataframe </text:span></text:p>
      <text:p text:style-name="P2"><text:tab/>-<text:span text:style-name="T5"> </text:span><text:span text:style-name="T6">with all information required</text:span></text:p>
      <text:p text:style-name="P3">6<text:span text:style-name="T2">th</text:span> cleaning the data and make it ready to present</text:p>
      <text:p text:style-name="P3">7<text:span text:style-name="T2">th</text:span> create the repository and make the readme file <text:span text:style-name="T5">→ see “pimp up the readme file”</text:span></text:p>
      <text:p text:style-name="P3"><text:span text:style-name="T5">8</text:span><text:span text:style-name="T7">th</text:span><text:span text:style-name="T5"> </text:span>preparing the presentation<text:span text:style-name="T5">.</text:span></text:p>
      <text:p text:style-name="P6"/>
      <text:h text:style-name="Heading_20_1" text:outline-level="1"><text:span text:style-name="T10">2. </text:span>Who did what?</text:h>
      <text:p text:style-name="P6">→ <text:span text:style-name="T10">1) </text:span>finding websites: <text:span text:style-name="T10">Christophe</text:span></text:p>
      <text:p text:style-name="P6">→<text:span text:style-name="T10"> 2) looking for links : Christophe</text:span></text:p>
      <text:p text:style-name="P6">→ <text:span text:style-name="T10">3) prepare algorithm: Orhan, Davy , Christophe</text:span></text:p>
      <text:p text:style-name="P6">→<text:span text:style-name="T10"> 4) merging 2 and 3 : Orhan</text:span></text:p>
      <text:p text:style-name="P7">→<text:span text:style-name="T10"> 5) making the dataframe: Orhan, Davy , Christophe</text:span></text:p>
      <text:p text:style-name="P10">→ 6) cleaning the data:</text:p>
      <text:p text:style-name="P10">→ 7) create the repo and readme: Davy</text:p>
      <text:p text:style-name="P10">→ 8) preparing the preparation:</text:p>
      <text:p text:style-name="P10"/>
      <text:p text:style-name="P7"/>
      <text:h text:style-name="Heading_20_1" text:outline-level="1"><text:span text:style-name="T10">3.</text:span>approach:</text:h>
      <text:p text:style-name="P8"/>
      <text:p text:style-name="P9">→ <text:span text:style-name="T10">the chosen website is immoweb because it is the most complete and has most records and most property characteristics</text:span></text:p>
      <text:p text:style-name="P9">→<text:span text:style-name="T10"> </text:span>new real estate projects is discarded in order to reduce the complexity and the number of records in the dataset.</text:p>
      <text:p text:style-name="P8"><text:tab/>- <text:span text:style-name="T10">in price there was x to y which can bias the results</text:span></text:p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09:19:06.912119292</meta:creation-date>
    <dc:date>2020-09-24T09:28:30.733092051</dc:date>
    <meta:editing-duration>PT1H31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09" meta:character-count="1111" meta:non-whitespace-character-count="927"/>
  </office:meta>
</office:document-meta>
</file>